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c4e9b" officeooo:paragraph-rsid="000c4e9b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f7c22" officeooo:paragraph-rsid="000f7c22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09467" officeooo:paragraph-rsid="00109467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c4e9b" officeooo:paragraph-rsid="000c4e9b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d674" officeooo:paragraph-rsid="000dd674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7c22" officeooo:paragraph-rsid="000f7c2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7c22" officeooo:paragraph-rsid="000f7c22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ffc7" officeooo:paragraph-rsid="000fffc7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ffc7" officeooo:paragraph-rsid="000fffc7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d674" officeooo:paragraph-rsid="000dd674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d674" officeooo:paragraph-rsid="000dd674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7c22" officeooo:paragraph-rsid="000f7c22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ffc7" officeooo:paragraph-rsid="000fffc7" style:font-size-asian="12pt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d674" officeooo:paragraph-rsid="000dd674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7c22" officeooo:paragraph-rsid="000f7c22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ffc7" officeooo:paragraph-rsid="000fffc7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9467" officeooo:paragraph-rsid="0010946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es" fo:country="ES" fo:font-weight="normal" officeooo:rsid="00109467" officeooo:paragraph-rsid="00109467" style:font-name-asian="Times New Roman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officeooo:rsid="000dd674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Adquirir Billete de Autobú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 - 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Usuari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2">CU – <text:span text:style-name="T3">3</text:span> Enviar billete por SMS</text:p>
            <text:p text:style-name="P2">CU – <text:span text:style-name="T3">4</text:span> Enviar billete por email</text:p>
            <text:p text:style-name="P3">CU – 4 Pagar con tarjeta</text:p>
            <text:p text:style-name="P3">CU – 5 Pagar con bizum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9">El usuario que quiere comprar el billete está registra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9">El asiento comprado ya no está disponi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Salvador Romero Cortés</text:p>
          </table:table-cell>
          <table:table-cell table:style-name="Tabla1.C7" table:number-columns-spanned="2" office:value-type="string">
            <text:h text:style-name="Heading_20_2" text:outline-level="2">Fecha</text:h>
          </table:table-cell>
          <table:covered-table-cell/>
          <table:table-cell table:style-name="Tabla1.E7" office:value-type="string">
            <text:p text:style-name="P2">1/5/21</text:p>
          </table:table-cell>
          <table:table-cell table:style-name="Tabla1.F7" table:number-columns-spanned="2" office:value-type="string">
            <text:h text:style-name="Heading_20_2" text:outline-level="2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Comprar un billete de autobús a través de la aplicación de internet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8">El usuario selecciona la hora y fecha del autobús que desea, así como destino y ciudad de origen. Luego selecciona el que quiera, paga y recibe el billete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.</text:p>
          </table:table-cell>
          <table:table-cell table:style-name="Tabla4.B2" office:value-type="string">
            <text:p text:style-name="P23">Usuario especifica fecha y ciudad de origen y destino.</text:p>
          </table:table-cell>
          <table:table-cell table:style-name="Tabla4.C2" office:value-type="string">
            <text:p text:style-name="P10">2.</text:p>
          </table:table-cell>
          <table:table-cell table:style-name="Tabla4.D2" office:value-type="string">
            <text:p text:style-name="P23">Sistema proporciona lista de autobuses disponibles que cumplen esas condiciones. </text:p>
          </table:table-cell>
        </table:table-row>
        <table:table-row table:style-name="Tabla4.1">
          <table:table-cell table:style-name="Tabla4.A3" office:value-type="string">
            <text:p text:style-name="P20">3.</text:p>
          </table:table-cell>
          <table:table-cell table:style-name="Tabla4.B3" office:value-type="string">
            <text:p text:style-name="P23">Usuario escoge el que más le convenga.</text:p>
          </table:table-cell>
          <table:table-cell table:style-name="Tabla4.C3" office:value-type="string">
            <text:p text:style-name="P10">4. </text:p>
          </table:table-cell>
          <table:table-cell table:style-name="Tabla4.D3" office:value-type="string">
            <text:p text:style-name="P23">Sistema informa de precio del billete elegido.</text:p>
          </table:table-cell>
        </table:table-row>
        <table:table-row table:style-name="Tabla4.1">
          <table:table-cell table:style-name="Tabla4.A4" table:number-columns-spanned="4" office:value-type="string">
            <text:p text:style-name="P21"><text:span text:style-name="T4">(repetir los pasos 1 a 4 hasta que el usuario acepte el precio del billete)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5" office:value-type="string">
            <text:p text:style-name="P21">5.</text:p>
          </table:table-cell>
          <table:table-cell table:style-name="Tabla4.B5" office:value-type="string">
            <text:p text:style-name="P24">Usuario acepta el precio</text:p>
          </table:table-cell>
          <table:table-cell table:style-name="Tabla4.C5" office:value-type="string">
            <text:p text:style-name="P12">6.</text:p>
          </table:table-cell>
          <table:table-cell table:style-name="Tabla4.D5" office:value-type="string">
            <text:p text:style-name="P24">Sistema muestra opciones de pago.</text:p>
          </table:table-cell>
        </table:table-row>
        <table:table-row table:style-name="Tabla4.1">
          <table:table-cell table:style-name="Tabla4.A6" office:value-type="string">
            <text:p text:style-name="P21">7.</text:p>
          </table:table-cell>
          <table:table-cell table:style-name="Tabla4.B6" office:value-type="string">
            <text:p text:style-name="P24">Usuario decide el método de pago.</text:p>
            <text:p text:style-name="P11">Punto de extensión: Pagar con tarjeta</text:p>
            <text:p text:style-name="P11">Punto de extensión: Pagar con bizum.</text:p>
          </table:table-cell>
          <table:table-cell table:style-name="Tabla4.C6" office:value-type="string">
            <text:p text:style-name="P14">8.</text:p>
          </table:table-cell>
          <table:table-cell table:style-name="Tabla4.D6" office:value-type="string">
            <text:p text:style-name="P25">Sistema muestra en pantalla el billete.</text:p>
            <text:p text:style-name="P13">Punto de extensión: Enviar billete por email.</text:p>
            <text:p text:style-name="P13">Punto de extensión: Enviar billete por SMS.</text:p>
          </table:table-cell>
        </table:table-row>
        <table:table-row table:style-name="Tabla4.1">
          <table:table-cell table:style-name="Tabla4.A7" office:value-type="string">
            <text:p text:style-name="P19"/>
          </table:table-cell>
          <table:table-cell table:style-name="Tabla4.B7" office:value-type="string">
            <text:p text:style-name="P7"/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7"/>
          </table:table-cell>
        </table:table-row>
        <table:table-row table:style-name="Tabla4.1">
          <table:table-cell table:style-name="Tabla4.A8" office:value-type="string">
            <text:p text:style-name="P19"/>
          </table:table-cell>
          <table:table-cell table:style-name="Tabla4.B8" office:value-type="string">
            <text:p text:style-name="P7"/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7"/>
          </table:table-cell>
        </table:table-row>
        <table:table-row table:style-name="Tabla4.1">
          <table:table-cell table:style-name="Tabla4.A9" office:value-type="string">
            <text:p text:style-name="P19"/>
          </table:table-cell>
          <table:table-cell table:style-name="Tabla4.B9" office:value-type="string">
            <text:p text:style-name="P7"/>
          </table:table-cell>
          <table:table-cell table:style-name="Tabla4.C9" office:value-type="string">
            <text:p text:style-name="P8"/>
          </table:table-cell>
          <table:table-cell table:style-name="Tabla4.D9" office:value-type="string">
            <text:p text:style-name="P7"/>
          </table:table-cell>
        </table:table-row>
        <table:table-row table:style-name="Tabla4.1">
          <table:table-cell table:style-name="Tabla4.A10" office:value-type="string">
            <text:p text:style-name="P19"/>
          </table:table-cell>
          <table:table-cell table:style-name="Tabla4.B10" office:value-type="string">
            <text:p text:style-name="P7"/>
          </table:table-cell>
          <table:table-cell table:style-name="Tabla4.C10" office:value-type="string">
            <text:p text:style-name="P8"/>
          </table:table-cell>
          <table:table-cell table:style-name="Tabla4.D10" office:value-type="string">
            <text:p text:style-name="P7"/>
          </table:table-cell>
        </table:table-row>
        <table:table-row table:style-name="Tabla4.1">
          <table:table-cell table:style-name="Tabla4.A11" office:value-type="string">
            <text:p text:style-name="P19"/>
          </table:table-cell>
          <table:table-cell table:style-name="Tabla4.B11" office:value-type="string">
            <text:p text:style-name="P7"/>
          </table:table-cell>
          <table:table-cell table:style-name="Tabla4.C11" office:value-type="string">
            <text:p text:style-name="P8"/>
          </table:table-cell>
          <table:table-cell table:style-name="Tabla4.D11" office:value-type="string">
            <text:p text:style-name="P7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2">5.a</text:p>
          </table:table-cell>
          <table:table-cell table:style-name="Tabla5.B2" office:value-type="string">
            <text:p text:style-name="P25">Usuario no acepta el precio y cancela la compra.</text:p>
          </table:table-cell>
        </table:table-row>
        <table:table-row table:style-name="Tabla5.1">
          <table:table-cell table:style-name="Tabla5.A3" office:value-type="string">
            <text:p text:style-name="P22">7.a</text:p>
          </table:table-cell>
          <table:table-cell table:style-name="Tabla5.B3" office:value-type="string">
            <text:p text:style-name="P25">Usuario no puede usar ninguno de los métodos de pago y cancela.</text:p>
          </table:table-cell>
        </table:table-row>
        <table:table-row table:style-name="Tabla5.1">
          <table:table-cell table:style-name="Tabla5.A4" office:value-type="string">
            <text:p text:style-name="P19"/>
          </table:table-cell>
          <table:table-cell table:style-name="Tabla5.B4" office:value-type="string">
            <text:p text:style-name="P7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00 adquisiciones de billetes diarias.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El proceso completo de compra debe tardar menos de 7 minutos.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27">Vital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26">Desarrollo inicial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, no se debe permitir que falle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aso de Uso</dc:title>
    <meta:initial-creator>Francisco Luis Gutierrez Vela</meta:initial-creator>
    <meta:creation-date>2003-03-03T12:01:00</meta:creation-date>
    <dc:date>2021-05-02T14:03:09.026358993</dc:date>
    <meta:editing-cycles>6</meta:editing-cycles>
    <meta:editing-duration>PT10M52S</meta:editing-duration>
    <meta:generator>LibreOffice/6.4.7.2$Linux_X86_64 LibreOffice_project/40$Build-2</meta:generator>
    <meta:document-statistic meta:table-count="6" meta:image-count="0" meta:object-count="0" meta:page-count="1" meta:paragraph-count="66" meta:word-count="276" meta:character-count="1619" meta:non-whitespace-character-count="1403"/>
  </office:meta>
</office:document-meta>
</file>